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sr">
        <table:table-row>
          <table:table-cell office:value-type="string">
            <text:p>serial</text:p>
          </table:table-cell>
          <table:table-cell office:value-type="string">
            <text:p>Name</text:p>
          </table:table-cell>
          <table:table-cell office:value-type="string">
            <text:p>Monthly_target</text:p>
          </table:table-cell>
          <table:table-cell office:value-type="string">
            <text:p>Father_name</text:p>
          </table:table-cell>
          <table:table-cell office:value-type="string">
            <text:p>Mother_name</text:p>
          </table:table-cell>
          <table:table-cell office:value-type="string">
            <text:p>Spouse_name</text:p>
          </table:table-cell>
          <table:table-cell office:value-type="string">
            <text:p>Present_address</text:p>
          </table:table-cell>
          <table:table-cell office:value-type="string">
            <text:p>Permanent_address</text:p>
          </table:table-cell>
          <table:table-cell office:value-type="string">
            <text:p>NID_number</text:p>
          </table:table-cell>
          <table:table-cell office:value-type="string">
            <text:p>Phone_number</text:p>
          </table:table-cell>
          <table:table-cell office:value-type="string">
            <text:p>Local_guarantor_name</text:p>
          </table:table-cell>
          <table:table-cell office:value-type="string">
            <text:p>Local_guarantor_numbe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d. Zahin Faiyaz Islam</text:p>
          </table:table-cell>
          <table:table-cell office:value-type="float" office:value="2">
            <text:p>2</text:p>
          </table:table-cell>
          <table:table-cell office:value-type="string">
            <text:p>Md. Saiful Islam</text:p>
          </table:table-cell>
          <table:table-cell office:value-type="string">
            <text:p>Khoderja Akhter</text:p>
          </table:table-cell>
          <table:table-cell office:value-type="string">
            <text:p>Tasfia Oishee</text:p>
          </table:table-cell>
          <table:table-cell office:value-type="string">
            <text:p>6, Manikgonj</text:p>
          </table:table-cell>
          <table:table-cell office:value-type="string">
            <text:p>7, Manikgonj</text:p>
          </table:table-cell>
          <table:table-cell office:value-type="string">
            <text:p>1243343324342</text:p>
          </table:table-cell>
          <table:table-cell office:value-type="float" office:value="2342342">
            <text:p>2342342</text:p>
          </table:table-cell>
          <table:table-cell office:value-type="string">
            <text:p>Karim ChaCha</text:p>
          </table:table-cell>
          <table:table-cell office:value-type="string">
            <text:p>12341234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anik</text:p>
          </table:table-cell>
          <table:table-cell office:value-type="float" office:value="1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8</text:p>
          </table:table-cell>
          <table:table-cell office:value-type="float" office:value="89">
            <text:p>89</text:p>
          </table:table-cell>
          <table:table-cell office:value-type="string">
            <text:p>00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3-09-21T17:16:00+02:00</meta:creation-date>
  </office:meta>
</office:document-meta>
</file>